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25ee47" officeooo:paragraph-rsid="0025ee47" style:font-weight-asian="bold" style:font-weight-complex="bold"/>
    </style:style>
    <style:style style:name="P3" style:family="paragraph" style:parent-style-name="Standard">
      <style:text-properties fo:font-weight="bold" officeooo:rsid="0026a83c" officeooo:paragraph-rsid="0026a83c" style:font-weight-asian="bold" style:font-weight-complex="bold"/>
    </style:style>
    <style:style style:name="P4" style:family="paragraph" style:parent-style-name="Standard">
      <style:text-properties officeooo:rsid="00179177" officeooo:paragraph-rsid="00179177"/>
    </style:style>
    <style:style style:name="P5" style:family="paragraph" style:parent-style-name="Standard">
      <style:text-properties officeooo:paragraph-rsid="00179177"/>
    </style:style>
    <style:style style:name="P6" style:family="paragraph" style:parent-style-name="Standard">
      <style:text-properties officeooo:paragraph-rsid="001ec151"/>
    </style:style>
    <style:style style:name="P7" style:family="paragraph" style:parent-style-name="Standard">
      <style:text-properties officeooo:paragraph-rsid="0020362b"/>
    </style:style>
    <style:style style:name="P8" style:family="paragraph" style:parent-style-name="Standard">
      <style:text-properties fo:font-weight="normal" officeooo:paragraph-rsid="0020362b" style:font-weight-asian="normal" style:font-weight-complex="normal"/>
    </style:style>
    <style:style style:name="P9" style:family="paragraph" style:parent-style-name="Standard">
      <style:text-properties fo:font-weight="normal" officeooo:paragraph-rsid="001ec151" style:font-weight-asian="normal" style:font-weight-complex="normal"/>
    </style:style>
    <style:style style:name="P10" style:family="paragraph" style:parent-style-name="Standard">
      <style:text-properties fo:font-weight="normal" officeooo:rsid="0025ee47" officeooo:paragraph-rsid="0025ee47" style:font-weight-asian="normal" style:font-weight-complex="normal"/>
    </style:style>
    <style:style style:name="P11" style:family="paragraph" style:parent-style-name="Standard">
      <style:text-properties fo:font-weight="normal" officeooo:paragraph-rsid="0025ee47" style:font-weight-asian="normal" style:font-weight-complex="normal"/>
    </style:style>
    <style:style style:name="P12" style:family="paragraph" style:parent-style-name="Standard">
      <style:text-properties officeooo:rsid="00108f76" officeooo:paragraph-rsid="0017c2c2"/>
    </style:style>
    <style:style style:name="P13" style:family="paragraph" style:parent-style-name="Standard">
      <style:text-properties officeooo:rsid="00108f76" officeooo:paragraph-rsid="0029e271"/>
    </style:style>
    <style:style style:name="P14" style:family="paragraph" style:parent-style-name="Standard">
      <style:text-properties style:use-window-font-color="true" loext:opacity="0%" style:font-name="Liberation Serif" fo:font-size="12pt" fo:font-style="normal" fo:font-weight="normal" officeooo:rsid="0017c2c2" officeooo:paragraph-rsid="001ec151" style:font-size-asian="12pt" style:font-style-asian="normal" style:font-weight-asian="normal" style:font-size-complex="12pt"/>
    </style:style>
    <style:style style:name="P15" style:family="paragraph" style:parent-style-name="Standard">
      <style:text-properties fo:font-weight="bold" officeooo:rsid="00235c75" officeooo:paragraph-rsid="00235c75" style:font-weight-asian="bold" style:font-weight-complex="bold"/>
    </style:style>
    <style:style style:name="P16" style:family="paragraph" style:parent-style-name="Standard">
      <style:text-properties officeooo:rsid="00108f76" officeooo:paragraph-rsid="0017c2c2"/>
    </style:style>
    <style:style style:name="P17" style:family="paragraph" style:parent-style-name="Standard">
      <style:text-properties officeooo:rsid="00108f76" officeooo:paragraph-rsid="00311849"/>
    </style:style>
    <style:style style:name="P18" style:family="paragraph" style:parent-style-name="Standard">
      <style:text-properties fo:color="#c9211e" loext:opacity="100%" officeooo:rsid="00108f76" officeooo:paragraph-rsid="0017c2c2"/>
    </style:style>
    <style:style style:name="P19" style:family="paragraph" style:parent-style-name="Standard">
      <style:text-properties officeooo:rsid="00108f76" officeooo:paragraph-rsid="0017c2c2" fo:background-color="#81d41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4c7d" style:font-weight-asian="bold" style:font-weight-complex="bold"/>
    </style:style>
    <style:style style:name="T3" style:family="text">
      <style:text-properties fo:font-weight="bold" officeooo:rsid="001b2d89" style:font-weight-asian="bold" style:font-weight-complex="bold"/>
    </style:style>
    <style:style style:name="T4" style:family="text">
      <style:text-properties fo:font-weight="bold" officeooo:rsid="001d0098" style:font-weight-asian="bold" style:font-weight-complex="bold"/>
    </style:style>
    <style:style style:name="T5" style:family="text">
      <style:text-properties fo:font-weight="bold" fo:background-color="#ffff00" loext:char-shading-value="0" style:font-weight-asian="bold" style:font-weight-complex="bold"/>
    </style:style>
    <style:style style:name="T6" style:family="text">
      <style:text-properties officeooo:rsid="00179177"/>
    </style:style>
    <style:style style:name="T7" style:family="text">
      <style:text-properties officeooo:rsid="0017c2c2"/>
    </style:style>
    <style:style style:name="T8" style:family="text">
      <style:text-properties style:use-window-font-color="true" loext:opacity="0%" style:font-name="Liberation Serif" fo:font-size="12pt" fo:font-style="normal" fo:font-weight="normal" officeooo:rsid="0017c2c2" style:font-size-asian="12pt" style:font-style-asian="normal" style:font-weight-asian="normal" style:font-size-complex="12pt"/>
    </style:style>
    <style:style style:name="T9" style:family="text">
      <style:text-properties style:use-window-font-color="true" loext:opacity="0%" style:font-name="Liberation Serif" fo:font-size="12pt" fo:font-style="normal" officeooo:rsid="0017c2c2" style:font-size-asian="12pt" style:font-style-asian="normal" style:font-size-complex="12pt"/>
    </style:style>
    <style:style style:name="T10" style:family="text">
      <style:text-properties style:use-window-font-color="true" loext:opacity="0%" style:font-name="Liberation Serif" fo:font-size="12pt" fo:font-style="normal" fo:font-weight="bold" officeooo:rsid="001d0098" style:font-size-asian="12pt" style:font-style-asian="normal" style:font-weight-asian="bold" style:font-size-complex="12pt" style:font-weight-complex="bold"/>
    </style:style>
    <style:style style:name="T11" style:family="text">
      <style:text-properties officeooo:rsid="00184c7d"/>
    </style:style>
    <style:style style:name="T12" style:family="text">
      <style:text-properties officeooo:rsid="001ec151"/>
    </style:style>
    <style:style style:name="T13" style:family="text">
      <style:text-properties officeooo:rsid="0020362b"/>
    </style:style>
    <style:style style:name="T14" style:family="text">
      <style:text-properties fo:font-weight="normal" officeooo:rsid="00184c7d" style:font-weight-asian="normal" style:font-weight-complex="normal"/>
    </style:style>
    <style:style style:name="T15" style:family="text">
      <style:text-properties fo:font-weight="normal" officeooo:rsid="0017c2c2" style:font-weight-asian="normal" style:font-weight-complex="normal"/>
    </style:style>
    <style:style style:name="T16" style:family="text">
      <style:text-properties fo:font-weight="normal" officeooo:rsid="0020362b" style:font-weight-asian="normal" style:font-weight-complex="normal"/>
    </style:style>
    <style:style style:name="T17" style:family="text">
      <style:text-properties officeooo:rsid="00225bf9"/>
    </style:style>
    <style:style style:name="T18" style:family="text">
      <style:text-properties fo:background-color="#ffff00" loext:char-shading-value="0"/>
    </style:style>
    <style:style style:name="T19" style:family="text">
      <style:text-properties officeooo:rsid="0029e271"/>
    </style:style>
    <style:style style:name="T20" style:family="text">
      <style:text-properties fo:background-color="#81d41a" loext:char-shading-value="0"/>
    </style:style>
    <style:style style:name="T21" style:family="text">
      <style:text-properties fo:background-color="#81d41a" loext:char-shading-value="0"/>
    </style:style>
    <style:style style:name="T22" style:family="text">
      <style:text-properties fo:color="#c9211e" loext:opacity="100%"/>
    </style:style>
    <style:style style:name="T23" style:family="text">
      <style:text-properties fo:language="en" fo:country="US" fo:background-color="#ffff00"/>
    </style:style>
    <style:style style:name="T24" style:family="text">
      <style:text-properties officeooo:rsid="003118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.10.<text:span text:style-name="T17">7</text:span>_Сохраняем результат в JSON</text:p>
      <text:p text:style-name="P4">Делаем все функциями через if __name__ == '__main__':</text:p>
      <text:p text:style-name="P4"/>
      <text:p text:style-name="Standard">Решение мое</text:p>
      <text:p text:style-name="P5"><text:bookmark-start text:name="__DdeLink__6905_3250457256"/># 1 <text:span text:style-name="T11">создаем </text:span><text:span text:style-name="T6">функции:</text:span></text:p>
      <text:p text:style-name="P7"><text:span text:style-name="T3">def all_cards_urls(url: str) -&gt; </text:span><text:span text:style-name="T4">list</text:span><text:span text:style-name="T3">: </text:span>- <text:span text:style-name="T7">возвращает</text:span> список ссылок <text:span text:style-name="T11">для</text:span><text:span text:style-name="T7"> </text:span><text:span text:style-name="T11">всех карточек товаров со всех станиц всех категорий сайта-тренажера </text:span></text:p>
      <text:p text:style-name="P7"><text:span text:style-name="T3">def</text:span><text:span text:style-name="T4"> get_page_data(</text:span><text:span text:style-name="T3">all_cards_urls</text:span><text:span text:style-name="T4">: list) -&gt; <text:s/>list:</text:span>- <text:span text:style-name="T7">возвращает список result_json</text:span> <text:span text:style-name="T11">в который собраны необходимые </text:span><text:span text:style-name="T7">данны</text:span><text:span text:style-name="T11">е</text:span><text:span text:style-name="T7"> </text:span><text:span text:style-name="T11">всех карточек товаров со всех станиц всех категорий сайта-тренажера </text:span></text:p>
      <text:p text:style-name="P7"><text:span text:style-name="T10">def save_to_file(result_json: list, filename: str) -&gt; None: </text:span>- <text:span text:style-name="T7">запис</text:span><text:span text:style-name="T11">ывает</text:span><text:span text:style-name="T7"> </text:span><text:span text:style-name="T8">result_json в итоговый файл res4.json</text:span></text:p>
      <text:p text:style-name="P6"># <text:span text:style-name="T6">2</text:span> <text:span text:style-name="T12">Основное тело программы </text:span><text:span text:style-name="T1">if __name__ == '__main__':</text:span></text:p>
      <text:p text:style-name="P7"><text:span text:style-name="T16">1. Формируем список ссылок </text:span><text:span text:style-name="T14">для</text:span><text:span text:style-name="T15"> </text:span><text:span text:style-name="T14">всех карточек товаров со всех станиц всех категорий сайта-тренажера</text:span><text:span text:style-name="T2"> </text:span><text:span text:style-name="T3">def all_cards_urls(url: str) -&gt; </text:span><text:span text:style-name="T4">list</text:span><text:span text:style-name="T3">:</text:span></text:p>
      <text:p text:style-name="P8"><text:span text:style-name="T13">2. Создаем <text:s/></text:span><text:span text:style-name="T7">список result_json</text:span><text:span text:style-name="T13"> </text:span><text:span text:style-name="T11">в который собра</text:span><text:span text:style-name="T13">ются</text:span><text:span text:style-name="T11"> необходимые </text:span><text:span text:style-name="T7">данны</text:span><text:span text:style-name="T11">е</text:span><text:span text:style-name="T7"> </text:span><text:span text:style-name="T11">всех карточек товаров со всех станиц всех категорий сайта-тренажера </text:span><text:span text:style-name="T3">def</text:span><text:span text:style-name="T4"> get_page_data(</text:span><text:span text:style-name="T3">all_cards_urls</text:span><text:span text:style-name="T4">: list) -&gt; <text:s/>list:</text:span></text:p>
      <text:p text:style-name="P8"><text:span text:style-name="T13">3. Записываем <text:s/></text:span><text:span text:style-name="T9">result_json в итоговый файл res4.json </text:span><text:span text:style-name="T10">def save_to_file(result_json: list, filename: str) -&gt; None:</text:span><text:bookmark-end text:name="__DdeLink__6905_3250457256"/></text:p>
      <text:p text:style-name="P9"/>
      <text:p text:style-name="P2">Адреса категорий товаров</text:p>
      <text:p text:style-name="P10"><text:a xlink:type="simple" xlink:href="https://parsinger.ru/html/index1_page_1.html" text:style-name="Internet_20_link" text:visited-style-name="Visited_20_Internet_20_Link">https://parsinger.ru/html/</text:a><text:a xlink:type="simple" xlink:href="https://parsinger.ru/html/index1_page_1.html" text:style-name="Internet_20_link" text:visited-style-name="Visited_20_Internet_20_Link"><text:span text:style-name="T1">index1</text:span></text:a><text:a xlink:type="simple" xlink:href="https://parsinger.ru/html/index1_page_1.html" text:style-name="Internet_20_link" text:visited-style-name="Visited_20_Internet_20_Link">_page_1.html</text:a></text:p>
      <text:p text:style-name="P10"><text:a xlink:type="simple" xlink:href="https://parsinger.ru/html/index2_page_1.html" text:style-name="Internet_20_link" text:visited-style-name="Visited_20_Internet_20_Link">https://parsinger.ru/html/</text:a><text:a xlink:type="simple" xlink:href="https://parsinger.ru/html/index2_page_1.html" text:style-name="Internet_20_link" text:visited-style-name="Visited_20_Internet_20_Link"><text:span text:style-name="T1">index2</text:span></text:a><text:a xlink:type="simple" xlink:href="https://parsinger.ru/html/index2_page_1.html" text:style-name="Internet_20_link" text:visited-style-name="Visited_20_Internet_20_Link">_page_1.html</text:a></text:p>
      <text:p text:style-name="P10"><text:a xlink:type="simple" xlink:href="https://parsinger.ru/html/index3_page_1.html" text:style-name="Internet_20_link" text:visited-style-name="Visited_20_Internet_20_Link">https://parsinger.ru/html/</text:a><text:a xlink:type="simple" xlink:href="https://parsinger.ru/html/index3_page_1.html" text:style-name="Internet_20_link" text:visited-style-name="Visited_20_Internet_20_Link"><text:span text:style-name="T1">index3</text:span></text:a><text:a xlink:type="simple" xlink:href="https://parsinger.ru/html/index3_page_1.html" text:style-name="Internet_20_link" text:visited-style-name="Visited_20_Internet_20_Link">_page_1.html</text:a></text:p>
      <text:p text:style-name="P10"><text:a xlink:type="simple" xlink:href="https://parsinger.ru/html/index4_page_1.html" text:style-name="Internet_20_link" text:visited-style-name="Visited_20_Internet_20_Link">https://parsinger.ru/html/</text:a><text:a xlink:type="simple" xlink:href="https://parsinger.ru/html/index4_page_1.html" text:style-name="Internet_20_link" text:visited-style-name="Visited_20_Internet_20_Link"><text:span text:style-name="T1">index4</text:span></text:a><text:a xlink:type="simple" xlink:href="https://parsinger.ru/html/index4_page_1.html" text:style-name="Internet_20_link" text:visited-style-name="Visited_20_Internet_20_Link">_page_1.html</text:a></text:p>
      <text:p text:style-name="P10"><text:a xlink:type="simple" xlink:href="https://parsinger.ru/html/index5_page_1.html" text:style-name="Internet_20_link" text:visited-style-name="Visited_20_Internet_20_Link">https://parsinger.ru/html/</text:a><text:a xlink:type="simple" xlink:href="https://parsinger.ru/html/index5_page_1.html" text:style-name="Internet_20_link" text:visited-style-name="Visited_20_Internet_20_Link"><text:span text:style-name="T1">index5</text:span></text:a><text:a xlink:type="simple" xlink:href="https://parsinger.ru/html/index5_page_1.html" text:style-name="Internet_20_link" text:visited-style-name="Visited_20_Internet_20_Link">_page_1.html</text:a></text:p>
      <text:p text:style-name="P3">Адреса страниц в категории товаров</text:p>
      <text:p text:style-name="P11"><text:a xlink:type="simple" xlink:href="https://parsinger.ru/html/index1_page_2.html" text:style-name="Internet_20_link" text:visited-style-name="Visited_20_Internet_20_Link">https://parsinger.ru/html/index1_</text:a><text:a xlink:type="simple" xlink:href="https://parsinger.ru/html/index1_page_2.html" text:style-name="Internet_20_link" text:visited-style-name="Visited_20_Internet_20_Link"><text:span text:style-name="T1">page_2</text:span></text:a><text:a xlink:type="simple" xlink:href="https://parsinger.ru/html/index1_page_2.html" text:style-name="Internet_20_link" text:visited-style-name="Visited_20_Internet_20_Link">.html</text:a></text:p>
      <text:p text:style-name="P11"><text:a xlink:type="simple" xlink:href="https://parsinger.ru/html/index1_page_3.html" text:style-name="Internet_20_link" text:visited-style-name="Visited_20_Internet_20_Link">https://parsinger.ru/html/index1_</text:a><text:a xlink:type="simple" xlink:href="https://parsinger.ru/html/index1_page_3.html" text:style-name="Internet_20_link" text:visited-style-name="Visited_20_Internet_20_Link"><text:span text:style-name="T1">page_3</text:span></text:a><text:a xlink:type="simple" xlink:href="https://parsinger.ru/html/index1_page_3.html" text:style-name="Internet_20_link" text:visited-style-name="Visited_20_Internet_20_Link">.html</text:a></text:p>
      <text:p text:style-name="P15">Адреса карточек товаров</text:p>
      <text:p text:style-name="P14"><text:a xlink:type="simple" xlink:href="https://parsinger.ru/html/watch/1/1_1.html" text:style-name="Internet_20_link" text:visited-style-name="Visited_20_Internet_20_Link">https://parsinger.ru/html/</text:a><text:a xlink:type="simple" xlink:href="https://parsinger.ru/html/watch/1/1_1.html" text:style-name="Internet_20_link" text:visited-style-name="Visited_20_Internet_20_Link"><text:span text:style-name="T1">watch</text:span></text:a><text:a xlink:type="simple" xlink:href="https://parsinger.ru/html/watch/1/1_1.html" text:style-name="Internet_20_link" text:visited-style-name="Visited_20_Internet_20_Link">/</text:a><text:a xlink:type="simple" xlink:href="https://parsinger.ru/html/watch/1/1_1.html" text:style-name="Internet_20_link" text:visited-style-name="Visited_20_Internet_20_Link"><text:span text:style-name="T1">1</text:span></text:a><text:a xlink:type="simple" xlink:href="https://parsinger.ru/html/watch/1/1_1.html" text:style-name="Internet_20_link" text:visited-style-name="Visited_20_Internet_20_Link">/1_</text:a><text:a xlink:type="simple" xlink:href="https://parsinger.ru/html/watch/1/1_1.html" text:style-name="Internet_20_link" text:visited-style-name="Visited_20_Internet_20_Link"><text:span text:style-name="T1">1</text:span></text:a><text:a xlink:type="simple" xlink:href="https://parsinger.ru/html/watch/1/1_1.html" text:style-name="Internet_20_link" text:visited-style-name="Visited_20_Internet_20_Link">.html</text:a></text:p>
      <text:p text:style-name="P12"><text:a xlink:type="simple" xlink:href="https://parsinger.ru/html/watch/1/1_2.html" text:style-name="Internet_20_link" text:visited-style-name="Visited_20_Internet_20_Link">https://parsinger.ru/html/</text:a><text:a xlink:type="simple" xlink:href="https://parsinger.ru/html/watch/1/1_2.html" text:style-name="Internet_20_link" text:visited-style-name="Visited_20_Internet_20_Link"><text:span text:style-name="T1">watch</text:span></text:a><text:a xlink:type="simple" xlink:href="https://parsinger.ru/html/watch/1/1_2.html" text:style-name="Internet_20_link" text:visited-style-name="Visited_20_Internet_20_Link">/</text:a><text:a xlink:type="simple" xlink:href="https://parsinger.ru/html/watch/1/1_2.html" text:style-name="Internet_20_link" text:visited-style-name="Visited_20_Internet_20_Link"><text:span text:style-name="T1">1</text:span></text:a><text:a xlink:type="simple" xlink:href="https://parsinger.ru/html/watch/1/1_2.html" text:style-name="Internet_20_link" text:visited-style-name="Visited_20_Internet_20_Link">/1_2.html</text:a></text:p>
      <text:p text:style-name="P12"><text:a xlink:type="simple" xlink:href="https://parsinger.ru/html/watch/1/1_32.html" text:style-name="Internet_20_link" text:visited-style-name="Visited_20_Internet_20_Link">https://parsinger.ru/html/</text:a><text:a xlink:type="simple" xlink:href="https://parsinger.ru/html/watch/1/1_32.html" text:style-name="Internet_20_link" text:visited-style-name="Visited_20_Internet_20_Link"><text:span text:style-name="T1">watch</text:span></text:a><text:a xlink:type="simple" xlink:href="https://parsinger.ru/html/watch/1/1_32.html" text:style-name="Internet_20_link" text:visited-style-name="Visited_20_Internet_20_Link">/</text:a><text:a xlink:type="simple" xlink:href="https://parsinger.ru/html/watch/1/1_32.html" text:style-name="Internet_20_link" text:visited-style-name="Visited_20_Internet_20_Link"><text:span text:style-name="T1">1</text:span></text:a><text:a xlink:type="simple" xlink:href="https://parsinger.ru/html/watch/1/1_32.html" text:style-name="Internet_20_link" text:visited-style-name="Visited_20_Internet_20_Link">/1_</text:a><text:a xlink:type="simple" xlink:href="https://parsinger.ru/html/watch/1/1_32.html" text:style-name="Internet_20_link" text:visited-style-name="Visited_20_Internet_20_Link"><text:span text:style-name="T1">32</text:span></text:a><text:a xlink:type="simple" xlink:href="https://parsinger.ru/html/watch/1/1_32.html" text:style-name="Internet_20_link" text:visited-style-name="Visited_20_Internet_20_Link">.html</text:a></text:p>
      <text:p text:style-name="P12"/>
      <text:p text:style-name="P12"><text:a xlink:type="simple" xlink:href="https://parsinger.ru/html/mobile/2/2_1.html" text:style-name="Internet_20_link" text:visited-style-name="Visited_20_Internet_20_Link">https://parsinger.ru/html/</text:a><text:a xlink:type="simple" xlink:href="https://parsinger.ru/html/mobile/2/2_1.html" text:style-name="Internet_20_link" text:visited-style-name="Visited_20_Internet_20_Link"><text:span text:style-name="T1">mobile</text:span></text:a><text:a xlink:type="simple" xlink:href="https://parsinger.ru/html/mobile/2/2_1.html" text:style-name="Internet_20_link" text:visited-style-name="Visited_20_Internet_20_Link">/</text:a><text:a xlink:type="simple" xlink:href="https://parsinger.ru/html/mobile/2/2_1.html" text:style-name="Internet_20_link" text:visited-style-name="Visited_20_Internet_20_Link"><text:span text:style-name="T1">2</text:span></text:a><text:a xlink:type="simple" xlink:href="https://parsinger.ru/html/mobile/2/2_1.html" text:style-name="Internet_20_link" text:visited-style-name="Visited_20_Internet_20_Link">/2_1.html</text:a></text:p>
      <text:p text:style-name="P12"><text:a xlink:type="simple" xlink:href="https://parsinger.ru/html/mouse/3/3_1.html" text:style-name="Internet_20_link" text:visited-style-name="Visited_20_Internet_20_Link">https://parsinger.ru/html/</text:a><text:a xlink:type="simple" xlink:href="https://parsinger.ru/html/mouse/3/3_1.html" text:style-name="Internet_20_link" text:visited-style-name="Visited_20_Internet_20_Link"><text:span text:style-name="T1">mouse</text:span></text:a><text:a xlink:type="simple" xlink:href="https://parsinger.ru/html/mouse/3/3_1.html" text:style-name="Internet_20_link" text:visited-style-name="Visited_20_Internet_20_Link">/</text:a><text:a xlink:type="simple" xlink:href="https://parsinger.ru/html/mouse/3/3_1.html" text:style-name="Internet_20_link" text:visited-style-name="Visited_20_Internet_20_Link"><text:span text:style-name="T1">3</text:span></text:a><text:a xlink:type="simple" xlink:href="https://parsinger.ru/html/mouse/3/3_1.html" text:style-name="Internet_20_link" text:visited-style-name="Visited_20_Internet_20_Link">/3_1.html</text:a></text:p>
      <text:p text:style-name="P12"><text:a xlink:type="simple" xlink:href="https://parsinger.ru/html/hdd/4/4_1.html" text:style-name="Internet_20_link" text:visited-style-name="Visited_20_Internet_20_Link">https://parsinger.ru/html/</text:a><text:a xlink:type="simple" xlink:href="https://parsinger.ru/html/hdd/4/4_1.html" text:style-name="Internet_20_link" text:visited-style-name="Visited_20_Internet_20_Link"><text:span text:style-name="T1">hdd</text:span></text:a><text:a xlink:type="simple" xlink:href="https://parsinger.ru/html/hdd/4/4_1.html" text:style-name="Internet_20_link" text:visited-style-name="Visited_20_Internet_20_Link">/</text:a><text:a xlink:type="simple" xlink:href="https://parsinger.ru/html/hdd/4/4_1.html" text:style-name="Internet_20_link" text:visited-style-name="Visited_20_Internet_20_Link"><text:span text:style-name="T1">4</text:span></text:a><text:a xlink:type="simple" xlink:href="https://parsinger.ru/html/hdd/4/4_1.html" text:style-name="Internet_20_link" text:visited-style-name="Visited_20_Internet_20_Link">/4_1.html</text:a></text:p>
      <text:p text:style-name="P12"><text:a xlink:type="simple" xlink:href="https://parsinger.ru/html/headphones/5/5_1.html" text:style-name="Internet_20_link" text:visited-style-name="Visited_20_Internet_20_Link"><text:span text:style-name="T18">https://parsinger.ru/html/</text:span></text:a><text:a xlink:type="simple" xlink:href="https://parsinger.ru/html/headphones/5/5_1.html" text:style-name="Internet_20_link" text:visited-style-name="Visited_20_Internet_20_Link"><text:span text:style-name="T5">headphones</text:span></text:a><text:a xlink:type="simple" xlink:href="https://parsinger.ru/html/headphones/5/5_1.html" text:style-name="Internet_20_link" text:visited-style-name="Visited_20_Internet_20_Link"><text:span text:style-name="T18">/</text:span></text:a><text:a xlink:type="simple" xlink:href="https://parsinger.ru/html/headphones/5/5_1.html" text:style-name="Internet_20_link" text:visited-style-name="Visited_20_Internet_20_Link"><text:span text:style-name="T5">5</text:span></text:a><text:a xlink:type="simple" xlink:href="https://parsinger.ru/html/headphones/5/5_1.html" text:style-name="Internet_20_link" text:visited-style-name="Visited_20_Internet_20_Link"><text:span text:style-name="T18">/5_1.html</text:span></text:a></text:p>
      <text:p text:style-name="P12"/>
      <text:p text:style-name="P13">https://parsinger.ru/html/<text:bookmark-start text:name="__DdeLink__2880_1197444917"/><text:span text:style-name="T19">{cat_name}/{cat_n}/{ cat_n}_{page_n}.html</text:span><text:bookmark-end text:name="__DdeLink__2880_1197444917"/></text:p>
      <text:p text:style-name="P12"/>
      <text:p text:style-name="P12"><text:s/>{</text:p>
      <text:p text:style-name="P12"><text:s text:c="8"/><text:span text:style-name="T21">"categories": "mobile",</text:span></text:p>
      <text:p text:style-name="P12"><text:s text:c="8"/><text:span text:style-name="T21">"name": "Мобильный телефон NOKIA 105 DS розовый",</text:span></text:p>
      <text:p text:style-name="P12"><text:s text:c="8"/><text:span text:style-name="T21">"article": "</text:span><text:bookmark-start text:name="__DdeLink__3090_1234868056"/><text:bookmark-end text:name="__DdeLink__3090_1234868056"/><text:span text:style-name="T21">80350339",</text:span></text:p>
      <text:p text:style-name="P12"><text:s text:c="8"/><text:span text:style-name="T21">"description": {</text:span></text:p>
      <text:p text:style-name="P12"><text:s text:c="12"/><text:span text:style-name="T21">"brand": "NOKIA",</text:span></text:p>
      <text:p text:style-name="P12"><text:s text:c="12"/><text:span text:style-name="T21">"model": "105 DS",</text:span></text:p>
      <text:p text:style-name="P12"><text:s text:c="12"/><text:span text:style-name="T21">"type": "Мобильный телефон",</text:span></text:p>
      <text:p text:style-name="P12"><text:s text:c="12"/><text:span text:style-name="T21">"material": "пластик",</text:span></text:p>
      <text:p text:style-name="P12"><text:s text:c="12"/><text:span text:style-name="T21">"type_display": "Цветной TFT",</text:span></text:p>
      <text:p text:style-name="P12"><text:soft-page-break/><text:s text:c="12"/><text:span text:style-name="T21">"diagonal": "1.77",</text:span></text:p>
      <text:p text:style-name="P12"><text:s text:c="12"/><text:span text:style-name="T21">"size": "4.92х11.9х1.44 см",</text:span></text:p>
      <text:p text:style-name="P12"><text:s text:c="12"/><text:span text:style-name="T21">"weight": "г 73",</text:span></text:p>
      <text:p text:style-name="P12"><text:s text:c="12"/><text:span text:style-name="T21">"resolution": "128x160",</text:span></text:p>
      <text:p text:style-name="P12"><text:s text:c="12"/><text:span text:style-name="T21">"site": "www.nokia.com"</text:span></text:p>
      <text:p text:style-name="P12"><text:s text:c="8"/><text:span text:style-name="T21">},</text:span></text:p>
      <text:p text:style-name="P19"><text:s text:c="8"/>"count": "30",</text:p>
      <text:p text:style-name="P19"><text:s text:c="8"/>"price": "1460 руб",</text:p>
      <text:p text:style-name="P19"><text:s text:c="8"/>"old_price": "1860 руб",</text:p>
      <text:p text:style-name="P12"><text:s text:c="8"/><text:span text:style-name="T21">"link": "https://parsinger.ru/html/mobile/2/2_10.html"</text:span></text:p>
      <text:p text:style-name="P12"><text:s text:c="4"/>},</text:p>
      <text:p text:style-name="P12"/>
      <text:p text:style-name="P17"><text:span text:style-name="T23">&lt;expression on true&gt; if &lt;predicate&gt; else &lt;expression on false&gt;</text:span></text:p>
      <text:p text:style-name="P12"><text:bookmark-start text:name="__DdeLink__4640_1234868056"/>cat_name <text:span text:style-name="T24">if cat_name in url for cat_name in cat_names</text:span><text:bookmark-end text:name="__DdeLink__4640_123486805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8T09:43:46.000933515</meta:creation-date>
    <dc:date>2023-05-21T15:03:18.874609933</dc:date>
    <meta:editing-duration>PT8H9M1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2" meta:paragraph-count="52" meta:word-count="234" meta:character-count="2559" meta:non-whitespace-character-count="2174"/>
  </office:meta>
</office:document-meta>
</file>